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style:text-line-through-style="solid"/>
    </style:style>
    <style:style style:name="P2" style:family="paragraph" style:parent-style-name="List_20_Indent">
      <style:text-properties style:text-line-through-style="solid"/>
    </style:style>
    <style:style style:name="P3" style:family="paragraph" style:parent-style-name="Standard">
      <style:text-properties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éer un système de variables</text:h>
      <text:p text:style-name="Standard">Difficulté- temps passé 5/5</text:p>
      <text:p text:style-name="Standard">But : créer un système de variables avec des raccourcis clavier et des completer pour accélérer la saisie de ordonnances </text:p>
      <text:h text:style-name="Heading_20_2" text:outline-level="2">au début</text:h>
      <text:p text:style-name="List_20_Indent">ordonnances</text:p>
      <text:p text:style-name="List_20_Indent">prescriptions de lentilles</text:p>
      <text:h text:style-name="Heading_20_2" text:outline-level="2">par la suite</text:h>
      <text:p text:style-name="List_20_Indent">Aide au remplissage de l'observation</text:p>
      <text:p text:style-name="List_20_Indent">mots-clés sur les dossiers</text:p>
      <text:h text:style-name="Heading_20_1" text:outline-level="1">Créer un connecteur SQL unique</text:h>
      <text:p text:style-name="Standard">Difficulté- temps passé 3/5</text:p>
      <text:p text:style-name="Standard">But : créer un connecteur SQL unique intégré à Rufus et RufusAdmin, la gestion des utilisateurs ne se faisant que dans Rufus et RufusAdmin, pas dans MySQL</text:p>
      <text:h text:style-name="Heading_20_1" text:outline-level="1">Crypter les mots de passe</text:h>
      <text:p text:style-name="Standard">Difficulté- temps passé 2/5</text:p>
      <text:p text:style-name="Standard">But : crypter les mots de passe en SSH dans Rufus et RufusAdmin</text:p>
      <text:h text:style-name="P1" text:outline-level="1">Régler le problème du TCPServer </text:h>
      <text:p text:style-name="P3">Difficulté- temps passé 1/5</text:p>
      <text:p text:style-name="P3">But : le TCPServer incorporé dans RufuAdmin ne répond plus en cas d'inutilisation prolongée. RufusAdmin continue de fonctionner mais pas la classe correspondant au TCPServer qui ne répond plus aux demandes de connections.</text:p>
      <text:h text:style-name="P1" text:outline-level="1">Reprendre dans RufusAdmin le système de sauvegarde de rufus</text:h>
      <text:p text:style-name="P3">Difficulté- temps passé 2/5</text:p>
      <text:p text:style-name="P3">But : reprendre dans RufusAdmin tout le système de sauvegarde de Rufus.</text:p>
      <text:h text:style-name="Heading_20_1" text:outline-level="1">Nettoyer le code</text:h>
      <text:p text:style-name="Standard">Difficulté- temps passé 3/5</text:p>
      <text:p text:style-name="Standard">But : régler les problèmes de pointeurs qui peuvent persister, nettoyer les redondances...etc...</text:p>
      <text:h text:style-name="Heading_20_1" text:outline-level="1">Intégrer les normes</text:h>
      <text:h text:style-name="Heading_20_2" text:outline-level="2">connecteur DMP</text:h>
      <text:h text:style-name="Heading_20_2" text:outline-level="2">connecteur LAP</text:h>
      <text:h text:style-name="Heading_20_1" text:outline-level="1">Lire la carte vitale et interfaçage avec un logiciel de télétransmission</text:h>
      <text:h text:style-name="Heading_20_1" text:outline-level="1">Créer un tableau de bord graphique affiché à l'ouverture du dossier</text:h>
      <text:h text:style-name="Heading_20_1" text:outline-level="1">Corriger les bugs</text:h>
      <text:p text:style-name="P2">le thread dlg_message ne marche pas bien.</text:p>
      <text:p text:style-name="List_20_Indent">L'affichage du titre dans le viewer de dlg_docsexeternes est mal positionné sur la première ima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omic Sans MS1" svg:font-family="'Comic Sans MS'" style:font-adornments="Italique 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mic Sans MS1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6cm" fo:margin-right="0cm" fo:margin-top="0cm" fo:margin-bottom="0.21cm" fo:text-indent="0cm" style:auto-text-indent="false" style:page-number="auto"/>
      <style:text-properties style:font-name="Comic Sans MS1" fo:font-size="12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1.799cm" fo:margin-right="0cm" fo:margin-top="0cm" fo:margin-bottom="0cm" fo:text-indent="0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52cm" fo:margin-right="0cm" fo:margin-top="0.109cm" fo:margin-bottom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Start" style:display-name="Numbering 2 Start" style:family="paragraph" style:parent-style-name="Numbering_20_2_20_End" style:class="list">
      <style:paragraph-properties fo:margin-left="1.27cm" fo:margin-right="0cm" fo:margin-top="0.423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omic Sans MS1" fo:font-size="12pt" fo:font-style="italic" fo:font-weight="bold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8T07:52:02</meta:creation-date>
    <dc:date>2019-10-14T22:39:37</dc:date>
    <meta:editing-duration>PT18H54M45S</meta:editing-duration>
    <meta:editing-cycles>7</meta:editing-cycles>
    <meta:generator>OpenOffice/4.1.6$Unix OpenOffice.org_project/416m1$Build-9790</meta:generator>
    <meta:document-statistic meta:table-count="0" meta:image-count="0" meta:object-count="0" meta:page-count="1" meta:paragraph-count="32" meta:word-count="260" meta:character-count="1590"/>
  </office:meta>
</office:document-meta>
</file>